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67in" table:align="righ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1.6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7653in"/>
    </style:style>
    <style:style style:name="Table1.A1" style:family="table-cell">
      <style:table-cell-properties fo:padding="0.0382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36007824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6008176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600836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607508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9345504">
          <text:format-change>
            <office:change-info>
              <dc:creator>Christian Jauvin</dc:creator>
              <dc:date>2013-02-20T09:36:00</dc:date>
            </office:change-info>
          </text:format-change>
        </text:changed-region>
        <text:changed-region text:id="ct36071584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text:id="ct34945120">
          <text:format-change>
            <office:change-info>
              <dc:creator>Christian Jauvin</dc:creator>
              <dc:date>2013-02-20T09:36:00</dc:date>
            </office:change-info>
          </text:format-change>
        </text:changed-region>
        <text:changed-region text:id="ct3613425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9907136">
          <text:format-change>
            <office:change-info>
              <dc:creator>Christian Jauvin</dc:creator>
              <dc:date>2013-02-20T09:36:00</dc:date>
            </office:change-info>
          </text:format-change>
        </text:changed-region>
        <text:changed-region text:id="ct3609774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40078176">
          <text:format-change>
            <office:change-info>
              <dc:creator>Christian Jauvin</dc:creator>
              <dc:date>2013-02-20T09:36:00</dc:date>
            </office:change-info>
          </text:format-change>
        </text:changed-region>
        <text:changed-region text:id="ct3609686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9645184">
          <text:format-change>
            <office:change-info>
              <dc:creator>Christian Jauvin</dc:creator>
              <dc:date>2013-02-20T09:36:00</dc:date>
            </office:change-info>
          </text:format-change>
        </text:changed-region>
        <text:changed-region text:id="ct36089728">
          <text:insertion>
            <office:change-info>
              <dc:creator>Christian Jauvin</dc:creator>
              <dc:date>2013-02-19T22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ventes </text:h>
      <text:p text:style-name="Standard">Période : <text:change-start text:change-id="ct36007824"/>start_date<text:change-end text:change-id="ct36007824"/> au <text:change-start text:change-id="ct36008176"/>end_date<text:change-end text:change-id="ct36008176"/></text:p>
      <text:p text:style-name="Standard">Représentant : <text:change-start text:change-id="ct36008368"/>representant_nom<text:change-end text:change-id="ct3600836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Type de vin</text:p>
            </table:table-cell>
            <table:table-cell table:style-name="Table1.A1" office:value-type="string">
              <text:p text:style-name="P3">Domaine</text:p>
            </table:table-cell>
            <table:table-cell table:style-name="Table1.A1" office:value-type="string">
              <text:p text:style-name="P2">Format</text:p>
            </table:table-cell>
            <table:table-cell table:style-name="Table1.A1" office:value-type="string">
              <text:p text:style-name="P4">Qté/cs</text:p>
            </table:table-cell>
            <table:table-cell table:style-name="Table1.A1" office:value-type="string">
              <text:p text:style-name="P4">Nb</text:p>
            </table:table-cell>
          </table:table-row>
        </table:table-header-rows>
        <table:table-row>
          <table:table-cell table:style-name="Table1.A1" office:value-type="string">
            <text:p text:style-name="P5"><text:change-start text:change-id="ct36075088"/><office:annotation><dc:creator>Christian Jauvin</dc:creator><dc:date>2013-02-19T22:44:30</dc:date><text:p text:style-name="P8"><text:span text:style-name="T1">do row for item in items</text:span></text:p></office:annotation><text:change-end text:change-id="ct36075088"/><text:change-start text:change-id="ct39345504"/><text:change-start text:change-id="ct36071584"/>item[0]<text:change-end text:change-id="ct39345504"/><text:change-end text:change-id="ct36071584"/></text:p>
          </table:table-cell>
          <table:table-cell table:style-name="Table1.A1" office:value-type="string">
            <text:p text:style-name="P5"><text:change-start text:change-id="ct34945120"/><text:change-start text:change-id="ct36134256"/>item[1]<text:change-end text:change-id="ct34945120"/><text:change-end text:change-id="ct36134256"/></text:p>
          </table:table-cell>
          <table:table-cell table:style-name="Table1.A1" office:value-type="string">
            <text:p text:style-name="P6"><text:change-start text:change-id="ct39907136"/><text:change-start text:change-id="ct36097744"/>item[2]<text:change-end text:change-id="ct39907136"/><text:change-end text:change-id="ct36097744"/></text:p>
          </table:table-cell>
          <table:table-cell table:style-name="Table1.A1" office:value-type="string">
            <text:p text:style-name="P7"><text:change-start text:change-id="ct40078176"/><text:change-start text:change-id="ct36096864"/>item[3]<text:change-end text:change-id="ct40078176"/><text:change-end text:change-id="ct36096864"/></text:p>
          </table:table-cell>
          <table:table-cell table:style-name="Table1.A1" office:value-type="string">
            <text:p text:style-name="P7"><text:change-start text:change-id="ct39645184"/><text:change-start text:change-id="ct36089728"/>item[4]<text:change-end text:change-id="ct39645184"/><text:change-end text:change-id="ct360897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19T22:42:56</meta:creation-date>
    <dc:date>2013-02-20T09:36:24</dc:date>
    <dc:creator>Christian Jauvin</dc:creator>
    <meta:editing-duration>PT01H14M06S</meta:editing-duration>
    <meta:editing-cycles>9</meta:editing-cycles>
    <meta:generator>OpenOffice.org/3.2$Unix OpenOffice.org_project/320m12$Build-9483</meta:generator>
    <meta:document-statistic meta:table-count="1" meta:image-count="0" meta:object-count="0" meta:page-count="1" meta:paragraph-count="13" meta:word-count="23" meta:character-count="150"/>
  </office:meta>
</office:document-meta>
</file>